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engine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gram typ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Create instruction set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Alpha test</text:p>
          </table:table-cell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Beta test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ction anima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00-00-00</text:date>, <text:time style:data-style-name="N2" text:time-value="10:18:32.0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11-19T21:27:23.462000000</dc:date>
    <meta:editing-duration>P1DT16H44M20S</meta:editing-duration>
    <meta:editing-cycles>8</meta:editing-cycles>
    <meta:document-statistic meta:table-count="1" meta:cell-count="60" meta:object-count="0"/>
  </office:meta>
</office:document-meta>
</file>